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de" fo:country="DE"/>
    </style:style>
    <style:style style:name="T3" style:parent-style-name="Absatz-Standardschriftart" style:family="text">
      <style:text-properties fo:language="de" fo:country="DE"/>
    </style:style>
    <style:style style:name="T4" style:parent-style-name="Absatz-Standardschriftart" style:family="text">
      <style:text-properties fo:language="de" fo:country="DE"/>
    </style:style>
    <style:style style:name="T5" style:parent-style-name="Absatz-Standardschriftart" style:family="text">
      <style:text-properties fo:language="de" fo:country="DE"/>
    </style:style>
    <style:style style:name="T6" style:parent-style-name="Absatz-Standardschriftart" style:family="text">
      <style:text-properties fo:language="de" fo:country="DE"/>
    </style:style>
    <style:style style:name="T7" style:parent-style-name="Kommentarzeichen" style:family="text">
      <style:text-properties style:font-name-complex="Mangal"/>
    </style:style>
    <style:style style:name="T8" style:parent-style-name="Absatz-Standardschriftart" style:family="text">
      <style:text-properties fo:language="de" fo:country="DE"/>
    </style:style>
    <style:style style:name="T9" style:parent-style-name="Absatz-Standardschriftart" style:family="text">
      <style:text-properties fo:language="de" fo:country="DE"/>
    </style:style>
    <style:style style:name="T10" style:parent-style-name="Absatz-Standardschriftart" style:family="text">
      <style:text-properties fo:language="de" fo:country="DE"/>
    </style:style>
    <style:style style:name="T11" style:parent-style-name="Absatz-Standardschriftart" style:family="text">
      <style:text-properties fo:language="de" fo:country="DE"/>
    </style:style>
    <style:style style:name="T12" style:parent-style-name="Kommentarzeichen" style:family="text">
      <style:text-properties style:font-name-complex="Mangal"/>
    </style:style>
    <style:style style:name="T13" style:parent-style-name="Kommentarzeichen" style:family="text">
      <style:text-properties style:font-name-complex="Mangal"/>
    </style:style>
    <style:style style:name="T14" style:parent-style-name="Kommentarzeichen" style:family="text">
      <style:text-properties style:font-name-complex="Mangal"/>
    </style:style>
    <style:style style:name="T15" style:parent-style-name="Absatz-Standardschriftart" style:family="text">
      <style:text-properties fo:language="de" fo:country="DE"/>
    </style:style>
  </office:automatic-styles>
  <office:body>
    <office:text text:use-soft-page-breaks="true">
      <text:p text:style-name="P1">Abstract:</text:p>
      <text:p text:style-name="Standard">Even though motor processes have long been treated as unrelated to cognitive processes, sport and movement sciences show more and more evidence for cognitive-motor<text:s/>interactions. Here, we propose a novel, event-related approach to investigate the interplay of cognitive and motor processes on small time scales by measuring posture control with a force plate.<text:s/>Such a<text:s/>device<text:s/>allows one to<text:s/>measure, among others<text:s/>variables, force and moments in<text:s/>each spatial dimension over time. In order to process<text:s/>the resulting<text:s/>time-series data, we developed an R package, called “forceplate”. It segments the data such that each trial has its own time-series data<text:s/><office:annotation office:name="0"><dc:creator>Meyer-Grant, Constantin</dc:creator><dc:date>2024-01-29T19:03:00</dc:date><text:p text:style-name="Kommentartext"><text:span text:style-name="T2">Vielleicht<text:s/></text:span><text:span text:style-name="T3">hier l</text:span><text:span text:style-name="T4">i</text:span><text:span text:style-name="T5">e</text:span><text:span text:style-name="T6">ber ein separater Satz?</text:span></text:p></office:annotation>and time-locks the force plate data to specific cognitive events (e.g. perceptual processing, response selection, response evaluation).<text:span text:style-name="T7"><office:annotation-end office:name="0"/></text:span><text:s/>If required, one can filter out artifacts like muscle twitches and electric noise as well as apply a baseline correction to make the trials more comparable. For<text:s/>the time-series data of each trial, user-defined descriptive statistics (like mean or standard deviation<text:s/>per user-defined time bins)<text:s/>can be calculated. With the resulting dataset,<text:s/>it is possible<text:s/>to<text:s/>analyze<text:s/><office:annotation office:name="1"><dc:creator>Meyer-Grant, Constantin</dc:creator><dc:date>2024-01-29T19:06:00</dc:date><text:p text:style-name="Kommentartext"><text:span text:style-name="T8">Ist ‘time events’ nicht ein bisschen doppelt gemoppelt… reicht nicht einfach<text:s/></text:span><text:span text:style-name="T9">‚</text:span><text:span text:style-name="T10">events</text:span><text:span text:style-name="T11">‘?</text:span></text:p></office:annotation>time events<text:span text:style-name="T12"><office:annotation-end office:name="1"/></text:span><text:s/>like, for example, the<text:s/><office:annotation office:name="2"><dc:creator>Meyer-Grant, Constantin</dc:creator><dc:date>2024-01-29T19:05:00</dc:date><text:p text:style-name="Kommentartext">?</text:p></office:annotation>sway<text:span text:style-name="T13"><office:annotation-end office:name="2"/></text:span><text:s/>150 milliseconds before and/or after a response was given in a conflict task. Since the<text:s/>descriptive statistics are calculated<text:s/>per<text:s/>trial<text:s/>and<text:s/>person, hierarchical data analysis is also possible. We show the validity of the “forceplate” package and describe<text:s/><office:annotation office:name="3"><dc:creator>Meyer-Grant, Constantin</dc:creator><dc:date>2024-01-29T19:07:00</dc:date><text:p text:style-name="Kommentartext">in which situations? <text:s/>for which applications?</text:p></office:annotation>where<text:span text:style-name="T14"><office:annotation-end office:name="3"/></text:span><text:s/>and how it can be used.</text:p>
      <text:p text:style-name="Standard"/>
      <text:p text:style-name="Standard"/>
      <text:p text:style-name="Standard"><text:span text:style-name="T15">Raphael Hartman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nenumbering" style:display-name="Line numbering" style:family="text"/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Kommentartext" style:display-name="Kommentartext" style:family="paragraph" style:parent-style-name="Standard">
      <style:text-properties style:font-name-complex="Mangal" fo:font-size="10pt" style:font-size-asian="10pt" style:font-size-complex="9pt" fo:hyphenate="false"/>
    </style:style>
    <style:style style:name="KommentartextZchn" style:display-name="Kommentartext Zchn" style:family="text" style:parent-style-name="Absatz-Standardschriftart">
      <style:text-properties style:font-name-complex="Mangal" fo:font-size="10pt" style:font-size-asian="10pt" style:font-size-complex="9pt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a</meta:initial-creator>
    <dc:creator>Meyer-Grant, Constantin</dc:creator>
    <meta:creation-date>2024-01-29T18:08:00Z</meta:creation-date>
    <dc:date>2024-01-29T18:08:00Z</dc:date>
    <meta:template xlink:href="Normal" xlink:type="simple"/>
    <meta:editing-cycles>2</meta:editing-cycles>
    <meta:editing-duration>PT0S</meta:editing-duration>
    <meta:document-statistic meta:page-count="1" meta:paragraph-count="3" meta:word-count="233" meta:character-count="1564" meta:row-count="11" meta:non-whitespace-character-count="1334"/>
  </office:meta>
</office:document-meta>
</file>